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ISY Inline Producer Note</text:h>
      <text:p text:style-name="Standard">The twenty-first century began in 1999. <text:span text:style-name="_5b_DAISY_5d__20_Prodnote_20__28_Optional_29_">This sentence has been read exactly as it appears in the print book</text:span>.</text:p>
      <text:p text:style-name="Standard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_5b_DAISY_5d__20_Prodnote_20__28_Optional_29_" style:display-name="[DAISY] Prodnote (Optional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8:08:06</meta:creation-date>
    <dc:date>2009-06-24T18:16:19</dc:date>
    <dc:creator>Vincent Spiewak</dc:creator>
    <meta:editing-duration>PT00H01M15S</meta:editing-duration>
    <meta:editing-cycles>1</meta:editing-cycles>
    <meta:generator>OpenOffice.org/3.0$Unix OpenOffice.org_project/300m15$Build-9379</meta:generator>
    <meta:document-statistic meta:table-count="0" meta:image-count="0" meta:object-count="0" meta:page-count="1" meta:paragraph-count="3" meta:word-count="26" meta:character-count="163"/>
    <meta:user-defined meta:name="Info 1"/>
    <meta:user-defined meta:name="Info 2"/>
    <meta:user-defined meta:name="Info 3"/>
    <meta:user-defined meta:name="Info 4"/>
  </office:meta>
</office:document-meta>
</file>